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284" officeooo:paragraph-rsid="00192284"/>
    </style:style>
    <style:style style:name="P2" style:family="paragraph" style:parent-style-name="Standard">
      <style:paragraph-properties fo:text-align="center" style:justify-single-word="false"/>
      <style:text-properties officeooo:rsid="00192284" officeooo:paragraph-rsid="00192284"/>
    </style:style>
    <style:style style:name="P3" style:family="paragraph" style:parent-style-name="Standard">
      <style:paragraph-properties fo:text-align="center" style:justify-single-word="false"/>
      <style:text-properties officeooo:rsid="00192284" officeooo:paragraph-rsid="002d022b"/>
    </style:style>
    <style:style style:name="P4" style:family="paragraph" style:parent-style-name="Standard">
      <style:paragraph-properties fo:text-align="center" style:justify-single-word="false"/>
      <style:text-properties officeooo:rsid="00192284" officeooo:paragraph-rsid="002e53cf"/>
    </style:style>
    <style:style style:name="P5" style:family="paragraph" style:parent-style-name="Standard">
      <style:text-properties officeooo:rsid="002d022b" officeooo:paragraph-rsid="002d022b"/>
    </style:style>
    <style:style style:name="P6" style:family="paragraph" style:parent-style-name="Standard">
      <style:text-properties officeooo:rsid="002e53cf" officeooo:paragraph-rsid="002e53cf"/>
    </style:style>
    <style:style style:name="P7" style:family="paragraph" style:parent-style-name="Standard">
      <style:paragraph-properties fo:margin-left="0.3335in" fo:margin-right="0in" fo:text-indent="0in" style:auto-text-indent="false"/>
      <style:text-properties officeooo:rsid="001a46b2" officeooo:paragraph-rsid="001a46b2"/>
    </style:style>
    <style:style style:name="P8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officeooo:rsid="001a46b2" officeooo:paragraph-rsid="001a46b2"/>
    </style:style>
    <style:style style:name="P9" style:family="paragraph" style:parent-style-name="Standard">
      <style:paragraph-properties fo:margin-left="0.3335in" fo:margin-right="0in" fo:text-indent="0in" style:auto-text-indent="false"/>
      <style:text-properties officeooo:rsid="00192284" officeooo:paragraph-rsid="00192284"/>
    </style:style>
    <style:style style:name="P10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officeooo:rsid="00192284" officeooo:paragraph-rsid="00192284"/>
    </style:style>
    <style:style style:name="P11" style:family="paragraph" style:parent-style-name="Standard">
      <style:paragraph-properties fo:margin-left="0.3335in" fo:margin-right="0in" fo:text-align="start" style:justify-single-word="false" fo:text-indent="0in" style:auto-text-indent="false"/>
      <style:text-properties officeooo:rsid="00192284" officeooo:paragraph-rsid="002bc149"/>
    </style:style>
    <style:style style:name="P12" style:family="paragraph" style:parent-style-name="Standard">
      <style:paragraph-properties fo:margin-left="0.3335in" fo:margin-right="0in" fo:text-indent="0in" style:auto-text-indent="false"/>
      <style:text-properties officeooo:rsid="001cb03d" officeooo:paragraph-rsid="001cb03d"/>
    </style:style>
    <style:style style:name="P13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officeooo:rsid="001cb03d" officeooo:paragraph-rsid="001cb03d"/>
    </style:style>
    <style:style style:name="P14" style:family="paragraph" style:parent-style-name="Standard">
      <style:paragraph-properties fo:margin-left="0.3335in" fo:margin-right="0in" fo:text-indent="0in" style:auto-text-indent="false"/>
      <style:text-properties officeooo:rsid="00217b32" officeooo:paragraph-rsid="00217b32"/>
    </style:style>
    <style:style style:name="P15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officeooo:rsid="00217b32" officeooo:paragraph-rsid="00217b32"/>
    </style:style>
    <style:style style:name="P16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officeooo:rsid="00217b32" officeooo:paragraph-rsid="002a874d"/>
    </style:style>
    <style:style style:name="P17" style:family="paragraph" style:parent-style-name="Standard">
      <style:paragraph-properties fo:margin-left="0.3335in" fo:margin-right="0in" fo:text-align="start" style:justify-single-word="false" fo:text-indent="0in" style:auto-text-indent="false"/>
      <style:text-properties officeooo:rsid="002bc149" officeooo:paragraph-rsid="002bc149"/>
    </style:style>
    <style:style style:name="P18" style:family="paragraph" style:parent-style-name="Standard">
      <style:paragraph-properties fo:margin-left="0.3335in" fo:margin-right="0in" fo:text-align="start" style:justify-single-word="false" fo:text-indent="0in" style:auto-text-indent="false"/>
      <style:text-properties officeooo:rsid="002bc149" officeooo:paragraph-rsid="002ca79f"/>
    </style:style>
    <style:style style:name="P19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fo:font-weight="bold" officeooo:rsid="002bc149" officeooo:paragraph-rsid="002bc149" style:font-weight-asian="bold" style:font-weight-complex="bold"/>
    </style:style>
    <style:style style:name="P20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fo:font-weight="bold" officeooo:rsid="002bc149" officeooo:paragraph-rsid="002d022b" style:font-weight-asian="bold" style:font-weight-complex="bold"/>
    </style:style>
    <style:style style:name="P21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fo:font-weight="bold" officeooo:rsid="002bc149" officeooo:paragraph-rsid="002e53cf" style:font-weight-asian="bold" style:font-weight-complex="bold"/>
    </style:style>
    <style:style style:name="P22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fo:font-weight="normal" officeooo:rsid="001e5642" officeooo:paragraph-rsid="001e7c04" style:font-weight-asian="normal" style:font-weight-complex="normal"/>
    </style:style>
    <style:style style:name="P23" style:family="paragraph" style:parent-style-name="Standard">
      <style:paragraph-properties fo:margin-left="0.3335in" fo:margin-right="0in" fo:text-align="center" style:justify-single-word="false" fo:text-indent="0in" style:auto-text-indent="false"/>
      <style:text-properties fo:font-weight="normal" officeooo:rsid="002bc149" officeooo:paragraph-rsid="002bc149" style:font-weight-asian="normal" style:font-weight-complex="normal"/>
    </style:style>
    <style:style style:name="T1" style:family="text">
      <style:text-properties officeooo:rsid="001cb03d"/>
    </style:style>
    <style:style style:name="T2" style:family="text">
      <style:text-properties officeooo:rsid="002753fe"/>
    </style:style>
    <style:style style:name="T3" style:family="text">
      <style:text-properties officeooo:rsid="0029aacc"/>
    </style:style>
    <style:style style:name="T4" style:family="text">
      <style:text-properties officeooo:rsid="002a874d"/>
    </style:style>
    <style:style style:name="T5" style:family="text">
      <style:text-properties style:text-position="super 58%" officeooo:rsid="002a874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bc149"/>
    </style:style>
    <style:style style:name="T8" style:family="text">
      <style:text-properties officeooo:rsid="002ca79f"/>
    </style:style>
    <style:style style:name="T9" style:family="text">
      <style:text-properties officeooo:rsid="002d022b"/>
    </style:style>
    <style:style style:name="T10" style:family="text">
      <style:text-properties officeooo:rsid="002e53cf"/>
    </style:style>
    <style:style style:name="T11" style:family="text">
      <style:text-properties officeooo:rsid="002f4c2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Donough <text:span text:style-name="T11">(dmcdonough)</text:span></text:p>
      <text:p text:style-name="P1">3/18/19</text:p>
      <text:p text:style-name="P1">CS4515</text:p>
      <text:p text:style-name="P1">H<text:span text:style-name="T11">W</text:span>1</text:p>
      <text:p text:style-name="P1"/>
      <text:p text:style-name="P1">Exercise 1.2: Chip costs and fabrication</text:p>
      <text:p text:style-name="P1"/>
      <text:p text:style-name="P1">[20/20/20/20] &lt;1.6&gt; They will sell a range of chips from that factory, and they need to decide how much capacity to dedicate to each chip. Imagine that they will sell two chips. Phoenix is a completely new architecture designed with 7 nm tech-nology in mind, whereas RedDragon is the same architecture as their 10 nm Blue-Dragon. Imagine that RedDragon will make a profit of $15 per defect-free chip. Phoenix will make a profit of $30 per defect-free chip. Each wafer has a 450 mm diameter.</text:p>
      <text:p text:style-name="P1"/>
      <text:p text:style-name="P1">a. [20] &lt;1.6&gt; How much profit do you make on each wafer of Phoenix chips?</text:p>
      <text:p text:style-name="P1"/>
      <text:p text:style-name="P7">First we must find the number o<text:span text:style-name="T1">f</text:span> dies per wafer:</text:p>
      <text:p text:style-name="P8"><text:s/><draw:frame draw:style-name="fr1" draw:name="Object1" text:anchor-type="as-char" svg:y="-0.172in" svg:width="6.1882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2"><text:span text:style-name="T3">G</text:span>iven that the Wafer diameter is 450mm, and the Die <text:span text:style-name="T4">size</text:span> is <text:span text:style-name="T4">200mm</text:span><text:span text:style-name="T5">2</text:span> we can use the above equation to calculate the number of Dies per Wafer. </text:p>
      <text:p text:style-name="P13"/>
      <text:p text:style-name="P13"><draw:frame draw:style-name="fr1" draw:name="Object2" text:anchor-type="as-char" svg:y="-0.172in" svg:width="3.9272in" svg:height="0.220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22">Dies per Wafer = <text:span text:style-name="T4">795.2156 – 70.6858 ~= 724 Dies per Wafer</text:span></text:p>
      <text:p text:style-name="P13"/>
      <text:p text:style-name="P14">We then calculate the Y<text:span text:style-name="T2">ie</text:span>ld:</text:p>
      <text:p text:style-name="P15"/>
      <text:p text:style-name="P15"><draw:frame draw:style-name="fr1" draw:name="Object3" text:anchor-type="as-char" svg:y="-0.172in" svg:width="4.5346in" svg:height="0.220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><text:tab/><text:span text:style-name="T7">OR</text:span></text:p>
      <text:p text:style-name="P16"><draw:frame draw:style-name="fr1" draw:name="Object4" text:anchor-type="as-char" svg:y="-0.172in" svg:width="4.3791in" svg:height="0.2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6"/>
      <text:p text:style-name="P17">Wafer Yield is not told to us explicitly in this case so based on p33 of the texbook:</text:p>
      <text:p text:style-name="P17">“Wafer yield accounts for wafers that are completely bad and so need not be tested. For</text:p>
      <text:p text:style-name="P17">simplicity, we’ll just assume the wafer yield is 100%.” - Computer Architecture: A Quantitative Approach Sixth Edition, J. Hennessy, D. Patterson. page 33.</text:p>
      <text:p text:style-name="P17"/>
      <text:p text:style-name="P18">The other information is told to us directly in <text:span text:style-name="T8">Figure 1.26.</text:span></text:p>
      <text:p text:style-name="P17"/>
      <text:p text:style-name="P16"><draw:frame draw:style-name="fr1" draw:name="Object5" text:anchor-type="as-char" svg:y="-0.172in" svg:width="2.3398in" svg:height="0.220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3">Yeild ~= 0.34</text:p>
      <text:p text:style-name="P11"/>
      <text:p text:style-name="P17">Finally we can calulate profit using the following equation:</text:p>
      <text:p text:style-name="P11"/>
      <text:p text:style-name="P19">Profit = $30 * 0.34 * 724 = $7394.81 <text:span text:style-name="T8">per good chip</text:span></text:p>
      <text:p text:style-name="P9"/>
      <text:p text:style-name="P1">b. [20] &lt;1.6&gt; How much profit do you make on each wafer of RedDragon</text:p>
      <text:p text:style-name="P1">chips?</text:p>
      <text:p text:style-name="P1"/>
      <text:p text:style-name="P5"><text:soft-page-break/>Using the equations from the previous problem we can substitute the proper values for RedDragon </text:p>
      <text:p text:style-name="P2"/>
      <text:p text:style-name="P3"><draw:frame draw:style-name="fr1" draw:name="Object6" text:anchor-type="as-char" svg:y="-0.172in" svg:width="3.9252in" svg:height="0.220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0">~= 1234 </text:span></text:p>
      <text:p text:style-name="P4"><draw:frame draw:style-name="fr1" draw:name="Object7" text:anchor-type="as-char" svg:y="-0.172in" svg:width="2.339in" svg:height="0.220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0">~= 0.52</text:span></text:p>
      <text:p text:style-name="P21">Profit = $<text:span text:style-name="T9">15</text:span> * 0.<text:span text:style-name="T10">52</text:span> * <text:span text:style-name="T10">1234</text:span> <text:span text:style-name="T9">= $9625.2</text:span></text:p>
      <text:p text:style-name="P20"/>
      <text:p text:style-name="P20"/>
      <text:p text:style-name="P1">c. [20] &lt;1.6&gt; If your demand is 50,000 RedDragon chips per month and 25,000</text:p>
      <text:p text:style-name="P1">Phoenix chips per month, and your facility can fabricate 70 wafers a month, how</text:p>
      <text:p text:style-name="P1">many wafers should you make of each chip?</text:p>
      <text:p text:style-name="P1"/>
      <text:p text:style-name="P6">RedDragon: 50,000/1234 ~= 40.5 wafers needed</text:p>
      <text:p text:style-name="P6">Pheonix: 25,000/724 ~= 34.5 wafers needed</text:p>
      <text:p text:style-name="P6"/>
      <text:p text:style-name="P6">Because RedDragon produce more profit, it would be best to provide their full demand. <text:span text:style-name="T11">T</text:span>herefore we should produce <text:span text:style-name="T6">40 RedDragon wafers and 30 Pheonix wafer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8:18:33.361623843</meta:creation-date>
    <dc:date>2019-03-20T15:38:44.513160059</dc:date>
    <meta:editing-duration>PT28M7S</meta:editing-duration>
    <meta:editing-cycles>4</meta:editing-cycles>
    <meta:generator>LibreOffice/5.1.6.2$Linux_X86_64 LibreOffice_project/10m0$Build-2</meta:generator>
    <meta:document-statistic meta:table-count="0" meta:image-count="0" meta:object-count="7" meta:page-count="2" meta:paragraph-count="36" meta:word-count="374" meta:character-count="2092" meta:non-whitespace-character-count="1743"/>
  </office:meta>
</office:document-meta>
</file>

<file path=Object 1/content.xml><?xml version="1.0" encoding="utf-8"?>
<math xmlns="http://www.w3.org/1998/Math/MathML" display="block">
  <semantics>
    <mrow>
      <mi mathvariant="italic">Dies</mi>
      <mi mathvariant="italic">per</mi>
      <mrow>
        <mi mathvariant="italic">Wafer</mi>
        <mo stretchy="false">=</mo>
        <mrow>
          <mrow>
            <mo fence="true" stretchy="false">(</mo>
            <mrow>
              <mrow>
                <mrow>
                  <mi>π</mi>
                  <mo stretchy="false">×</mo>
                  <msup>
                    <mrow>
                      <mo fence="true" stretchy="false">(</mo>
                      <mrow>
                        <mrow>
                          <mi mathvariant="italic">Wafer</mi>
                          <mrow>
                            <mi mathvariant="italic">diameter</mi>
                            <mo stretchy="false">/</mo>
                            <mn>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/</mo>
                  <mi mathvariant="italic">Die</mi>
                </mrow>
                <mi mathvariant="italic">area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i>π</mi>
                  <mo stretchy="false">×</mo>
                  <mi mathvariant="italic">Wafer</mi>
                </mrow>
                <mrow>
                  <mi mathvariant="italic">diameter</mi>
                  <mo stretchy="false">/</mo>
                  <msqrt>
                    <mrow>
                      <mo fence="true" stretchy="false">(</mo>
                      <mrow>
                        <mrow>
                          <mrow>
                            <mn>2</mn>
                            <mo stretchy="false">×</mo>
                            <mi mathvariant="italic">Die</mi>
                          </mrow>
                          <mi mathvariant="italic">area</mi>
                        </mrow>
                      </mrow>
                      <mo fence="true" stretchy="false">)</mo>
                    </mrow>
                  </msqrt>
                </mrow>
              </mrow>
            </mrow>
            <mo fence="true" stretchy="false">)</mo>
          </mrow>
        </mrow>
      </mrow>
    </mrow>
    <annotation encoding="StarMath 5.0">Dies per Wafer = (π times (Wafer diameter/2)^{2}/ Die area ) - (π times Wafer diameter/ sqrt(2 times Die area) )</annotation>
  </semantics>
</math>
</file>

<file path=Object 2/content.xml><?xml version="1.0" encoding="utf-8"?>
<math xmlns="http://www.w3.org/1998/Math/MathML" display="block">
  <semantics>
    <mrow>
      <mi mathvariant="italic">Dies</mi>
      <mi mathvariant="italic">per</mi>
      <mrow>
        <mi mathvariant="italic">Wafer</mi>
        <mo stretchy="false">=</mo>
        <mrow>
          <mrow>
            <mo fence="true" stretchy="false">(</mo>
            <mrow>
              <mrow>
                <mi>π</mi>
                <mo stretchy="false">×</mo>
                <msup>
                  <mrow>
                    <mo fence="true" stretchy="false">(</mo>
                    <mrow>
                      <mrow>
                        <mn>45</mn>
                        <mo stretchy="false">/</mo>
                        <mn>2</mn>
                      </mrow>
                    </mrow>
                    <mo fence="true" stretchy="false">)</mo>
                  </mrow>
                  <mn>2</mn>
                </msup>
                <mo stretchy="false">/</mo>
                <mn>2.00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i>π</mi>
                <mo stretchy="false">×</mo>
                <mn>45</mn>
                <mo stretchy="false">/</mo>
                <msqrt>
                  <mrow>
                    <mo fence="true" stretchy="false">(</mo>
                    <mrow>
                      <mrow>
                        <mn>2</mn>
                        <mo stretchy="false">×</mo>
                        <mn>2.00</mn>
                      </mrow>
                    </mrow>
                    <mo fence="true" stretchy="false">)</mo>
                  </mrow>
                </msqrt>
              </mrow>
            </mrow>
            <mo fence="true" stretchy="false">)</mo>
          </mrow>
        </mrow>
      </mrow>
    </mrow>
    <annotation encoding="StarMath 5.0">Dies per Wafer = (π times (45/2)^{2}/ 2.00 ) - (π times 45 / sqrt(2 times 2.00) )</annotation>
  </semantics>
</math>
</file>

<file path=Object 3/content.xml><?xml version="1.0" encoding="utf-8"?>
<math xmlns="http://www.w3.org/1998/Math/MathML" display="block">
  <semantics>
    <mrow>
      <mi mathvariant="italic">Die</mi>
      <mrow>
        <mi mathvariant="italic">yield</mi>
        <mo stretchy="false">=</mo>
        <mi mathvariant="italic">Wafer</mi>
      </mrow>
      <mrow>
        <mi mathvariant="italic">yield</mi>
        <mo stretchy="false">×</mo>
        <mrow>
          <mo fence="true" stretchy="false">(</mo>
          <mrow>
            <mrow>
              <mn>1</mn>
              <mo stretchy="false">/</mo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italic">Defects</mi>
                      </mrow>
                      <mi mathvariant="italic">per</mi>
                      <mi mathvariant="italic">unit</mi>
                      <mrow>
                        <mi mathvariant="italic">area</mi>
                        <mo stretchy="false">×</mo>
                        <mi mathvariant="italic">Die</mi>
                      </mrow>
                      <mi mathvariant="italic">area</mi>
                    </mrow>
                  </mrow>
                  <mo fence="true" stretchy="false">)</mo>
                </mrow>
                <mi>N</mi>
              </msup>
            </mrow>
          </mrow>
          <mo fence="true" stretchy="false">)</mo>
        </mrow>
      </mrow>
    </mrow>
    <annotation encoding="StarMath 5.0">Die yield = Wafer yield times (1 / (1 + Defects per unit area times Die area)^N)</annotation>
  </semantics>
</math>
</file>

<file path=Object 4/content.xml><?xml version="1.0" encoding="utf-8"?>
<math xmlns="http://www.w3.org/1998/Math/MathML" display="block">
  <semantics>
    <mrow>
      <mi mathvariant="italic">Die</mi>
      <mrow>
        <mi mathvariant="italic">yield</mi>
        <mo stretchy="false">=</mo>
        <msup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i mathvariant="italic">Defects</mi>
                      <mi mathvariant="italic">per</mi>
                      <mi mathvariant="italic">unit</mi>
                      <mrow>
                        <mi mathvariant="italic">area</mi>
                        <mo stretchy="false">×</mo>
                        <mi mathvariant="italic">Die</mi>
                      </mrow>
                      <mrow>
                        <mi mathvariant="italic">area</mi>
                        <mo stretchy="false">/</mo>
                        <mi mathvariant="italic">Wafer</mi>
                      </mrow>
                      <mi mathvariant="italic">yield</mi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o stretchy="false">−</mo>
            <mi>N</mi>
          </mrow>
        </msup>
      </mrow>
    </mrow>
    <annotation encoding="StarMath 5.0">Die yield = (1 + (Defects per unit area times Die area/Wafer yield))^-N</annotation>
  </semantics>
</math>
</file>

<file path=Object 5/content.xml><?xml version="1.0" encoding="utf-8"?>
<math xmlns="http://www.w3.org/1998/Math/MathML" display="block">
  <semantics>
    <mrow>
      <mi mathvariant="italic">Die</mi>
      <mrow>
        <mi mathvariant="italic">yield</mi>
        <mo stretchy="false">=</mo>
        <msup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n>0.04</mn>
                      <mo stretchy="false">×</mo>
                      <mn>2.00</mn>
                      <mo stretchy="false">/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o stretchy="false">−</mo>
            <mn>14</mn>
          </mrow>
        </msup>
      </mrow>
    </mrow>
    <annotation encoding="StarMath 5.0">Die yield = (1 + (0.04 times 2.00/1))^-14</annotation>
  </semantics>
</math>
</file>

<file path=Object 6/content.xml><?xml version="1.0" encoding="utf-8"?>
<math xmlns="http://www.w3.org/1998/Math/MathML" display="block">
  <semantics>
    <mrow>
      <mi mathvariant="italic">Dies</mi>
      <mi mathvariant="italic">per</mi>
      <mrow>
        <mi mathvariant="italic">Wafer</mi>
        <mo stretchy="false">=</mo>
        <mrow>
          <mrow>
            <mo fence="true" stretchy="false">(</mo>
            <mrow>
              <mrow>
                <mi>π</mi>
                <mo stretchy="false">×</mo>
                <msup>
                  <mrow>
                    <mo fence="true" stretchy="false">(</mo>
                    <mrow>
                      <mrow>
                        <mn>45</mn>
                        <mo stretchy="false">/</mo>
                        <mn>2</mn>
                      </mrow>
                    </mrow>
                    <mo fence="true" stretchy="false">)</mo>
                  </mrow>
                  <mn>2</mn>
                </msup>
                <mo stretchy="false">/</mo>
                <mn>1.20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i>π</mi>
                <mo stretchy="false">×</mo>
                <mn>45</mn>
                <mo stretchy="false">/</mo>
                <msqrt>
                  <mrow>
                    <mo fence="true" stretchy="false">(</mo>
                    <mrow>
                      <mrow>
                        <mn>2</mn>
                        <mo stretchy="false">×</mo>
                        <mn>1.20</mn>
                      </mrow>
                    </mrow>
                    <mo fence="true" stretchy="false">)</mo>
                  </mrow>
                </msqrt>
              </mrow>
            </mrow>
            <mo fence="true" stretchy="false">)</mo>
          </mrow>
        </mrow>
      </mrow>
    </mrow>
    <annotation encoding="StarMath 5.0">Dies per Wafer = (π times (45/2)^{2}/ 1.20 ) - (π times 45 / sqrt(2 times 1.20) )</annotation>
  </semantics>
</math>
</file>

<file path=Object 7/content.xml><?xml version="1.0" encoding="utf-8"?>
<math xmlns="http://www.w3.org/1998/Math/MathML" display="block">
  <semantics>
    <mrow>
      <mi mathvariant="italic">Die</mi>
      <mrow>
        <mi mathvariant="italic">yield</mi>
        <mo stretchy="false">=</mo>
        <msup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n>0.04</mn>
                      <mo stretchy="false">×</mo>
                      <mn>1.20</mn>
                      <mo stretchy="false">/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o stretchy="false">−</mo>
            <mn>14</mn>
          </mrow>
        </msup>
      </mrow>
    </mrow>
    <annotation encoding="StarMath 5.0">Die yield = (1 + (0.04 times 1.20/1))^-14</annotation>
  </semantics>
</math>
</file>